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top="0cm" fo:margin-bottom="0.199cm" fo:text-align="center" style:justify-single-word="false"/>
      <style:text-properties fo:font-weight="bold" style:font-weight-asian="bold" style:font-weight-complex="bold"/>
    </style:style>
    <style:style style:name="P3" style:family="paragraph" style:parent-style-name="Standard">
      <style:paragraph-properties fo:margin-top="0cm" fo:margin-bottom="0.199cm"/>
      <style:text-properties fo:font-size="11pt" style:font-size-asian="11pt" style:font-size-complex="11pt"/>
    </style:style>
    <style:style style:name="P4" style:family="paragraph" style:parent-style-name="Standard">
      <style:paragraph-properties fo:margin-top="0.199cm" fo:margin-bottom="0.199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droid And XML</text:p>
      <text:p text:style-name="P3">Most Android projects I've worked on inevitably end up using XML as a storage or transport protocol somewhere in the project. The reasons are varied – often it is a client requirement, sometimes it is simply the most appropriate format and sometimes simply the convenience of having the libraries packaged with the Android runtime.</text:p>
      <text:p text:style-name="P3">Of all the various methods of extracting the information from an XML document, XPath is hard to beat for sheer convenience - but at the back of my mind there was always the vague thought “I'm sure there is a performance hit for this” which was inevitably followed by “... but this is a stable, tested library used by millions of applications. It surely has to be optimized to the hilt ...”.</text:p>
      <text:p text:style-name="P3">Apparently not !</text:p>
      <text:p text:style-name="P3">Until a recent side project, any performance issues related to XML parsing were generally masked by network and animation latencies. But on a small project that used XML for the storage format there was an extremely puzzling slow initialization that resulted directly from parsing a relatively small (50kb) document. </text:p>
      <text:p text:style-name="P3">A couple of months later, porting the same Android app across to the iPhone, I chose to use the TBXML library for the XML parsing and the slow initialization was entirely absent. At which point it was time to start digging …</text:p>
      <text:p text:style-name="P3">TBXML happened to have a user-contributed Java version of the parser and it took only an hour or so to knock up a quick benchmark. Which showed a staggering 25x improvement of TBXML over XPath, instead of the modest improvement expected due to the non-standards compliant nature of the TBXML parser.</text:p>
      <text:p text:style-name="P3">Knocking together a quick and dirty native code version of the TBXML parser produced an even more staggering 1000x improvement. Adding the DOM and SAX parsers to the benchmarks showed that the problem was clearly something to do with XPath and not very much googling later it became apparent that XPath's performance issues have been known for some time, but aren't widely advertised:</text:p>
      <text:list xml:id="list3735544718304563474" text:style-name="L1">
        <text:list-item>
          <text:p text:style-name="P1">https://stackoverflow.com/questions/6340802/java-xpath-apache-jaxp-implementation-performance</text:p>
        </text:list-item>
        <text:list-item>
          <text:p text:style-name="P1">https://stackoverflow.com/questions/3782618/xpath-evaluate-performance-slows-down-absurdly-over-multiple-calls</text:p>
        </text:list-item>
        <text:list-item>
          <text:p text:style-name="P1">http://ejohn.org/blog/xpath-overnight/</text:p>
        </text:list-item>
        <text:list-item>
          <text:p text:style-name="P1">http://blogs.msdn.com/b/xmlteam/archive/2011/09/26/effective-xml-part-2-how-to-kill-the-performance-of-an-app-with-xpath.aspx</text:p>
        </text:list-item>
        <text:list-item>
          <text:p text:style-name="P1"><text:a xlink:type="simple" xlink:href="https://stackoverflow.com/questions/17704235/android-xpath-evaluate-very-slow">https://stackoverflow.com/questions/17704235/android-xpath-evaluate-very-slow</text:a></text:p>
        </text:list-item>
      </text:list>
      <text:p text:style-name="P4">Workarounds do exist – but lose much of the convenience of X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5T13:15:58</meta:creation-date>
    <dc:date>2014-05-05T14:07:37</dc:date>
    <meta:editing-duration>PT51M41S</meta:editing-duration>
    <meta:editing-cycles>2</meta:editing-cycles>
    <meta:generator>OpenOffice/4.0.1$Unix OpenOffice.org_project/401m5$Build-9714</meta:generator>
    <meta:document-statistic meta:table-count="0" meta:image-count="0" meta:object-count="0" meta:page-count="1" meta:paragraph-count="14" meta:word-count="359" meta:character-count="2494"/>
  </office:meta>
</office:document-meta>
</file>